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style:text-position="sub 58%"/>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text-position="sub 58%"/>
    </style:style>
    <style:style style:name="T132" style:family="text">
      <style:text-properties fo:font-style="italic" style:font-style-asian="italic" style:font-style-complex="italic" style:text-position="sub 58%"/>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text-position="sub 58%"/>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style>
    <style:style style:name="T147" style:family="text">
      <style:text-properties style:text-position="sub 58%"/>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text-position="sub 58%"/>
    </style:style>
    <style:style style:name="T157" style:family="text">
      <style:text-properties fo:font-style="italic" style:font-style-asian="italic" style:font-style-complex="italic" style:text-position="sub 58%"/>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June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 Mass media density decreases the likelihood of civil war only after the treshold at which it constitutes a mass communications system; before that threshold, year-to-year increases in mass media density significantly increase the likelihood of civil war.</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from an international-level and elongated time-series perspective.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h text:style-name="Heading_20_2" text:outline-level="2">Graphical 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relatively new but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 </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7">in</text:span><text:span text:style-name="T108"> </text:span><text:span text:style-name="T109">that</text:span><text:span text:style-name="T110"> </text:span><text:span text:style-name="T111">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2">Prima</text:span><text:span text:style-name="T113"> </text:span><text:span text:style-name="T114">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tric Regression</text:h>
      <text:p text:style-name="First_20_paragraph">To test whether mass media density has a non-linear effect on civil war onset, this section compares the fit of a baseline logistic regression replicated from Warren (2014)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5">O</text:span><text:span text:style-name="T116">n</text:span><text:span text:style-name="T117">s</text:span><text:span text:style-name="T118">e</text:span><text:span text:style-name="T119">t</text:span><text:span text:style-name="T120">i</text:span><text:span text:style-name="T121">t</text:span> = <text:span text:style-name="T122">α</text:span> + <text:span text:style-name="T123">f</text:span><text:span text:style-name="T124">1</text:span>(<text:span text:style-name="T125">L</text:span><text:span text:style-name="T126">o</text:span><text:span text:style-name="T127">g</text:span><text:span text:style-name="T128">M</text:span><text:span text:style-name="T129">D</text:span><text:span text:style-name="T130">I</text:span><text:span text:style-name="T131">i</text:span><text:span text:style-name="T132">t</text:span>) + <text:span text:style-name="T133">C</text:span><text:span text:style-name="T134">o</text:span><text:span text:style-name="T135">n</text:span><text:span text:style-name="T136">t</text:span><text:span text:style-name="T137">r</text:span><text:span text:style-name="T138">o</text:span><text:span text:style-name="T139">l</text:span><text:span text:style-name="T140">s</text:span><text:span text:style-name="T141">i</text:span><text:span text:style-name="T142">t</text:span><text:span text:style-name="T143">β</text:span> + <text:span text:style-name="T144">ɛ</text:span><text:span text:style-name="T145">i</text:span></text:p>
      <text:p text:style-name="Text_20_body">where the partial-regression function <text:span text:style-name="T146">f</text:span><text:span text:style-name="T147">1</text:span>( ⋅ ) is fit by a smoothing spline [Fox (2002); Wood:2000jb] and <text:span text:style-name="T148">C</text:span><text:span text:style-name="T149">O</text:span><text:span text:style-name="T150">N</text:span><text:span text:style-name="T151">T</text:span><text:span text:style-name="T152">R</text:span><text:span text:style-name="T153">O</text:span><text:span text:style-name="T154">L</text:span><text:span text:style-name="T155">S</text:span><text:span text:style-name="T156">i</text:span><text:span text:style-name="T157">t</text:span> is the vector of control variables used in Warren’s original models. The number of smoothing splines is determined by generalized cross validation as part of the estimation procedure.<text:note text:id="ftn5" text:note-class="footnote"><text:note-citation>6</text:note-citation><text:note-body><text:p text:style-name="Footnote">The model was estimated using the function <text:span text:style-name="T158">gam</text:span> in the <text:span text:style-name="T15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highly statistically significant.</text:p>
      <text:p text:style-name="Text_20_body"><draw:frame draw:name="img3" svg:width="0pt" svg:height="0pt"><draw:image xlink:href="Pictures/2.pdf" xlink:type="simple" xlink:show="embed" xlink:actuate="onLoad"/></draw:frame></text:p>
      <text:p text:style-name="Text_20_body">% Table created by stargazer v.5.0 by Marek Hlavac, Harvard University. E-mail: hlavac at fas.harvard.edu % Date and time: Thu, Jun 26, 2014 - 12:05:35</text:p>
      <text:p text:style-name="Text_20_body">Due to the atheoretical nature of nonparametric regression and the difficulty of drawing inferences from multiple smoothed regression splines, the following section proceeds with traditional parametric logistic regressions on subsets of the sample suggested by the semi-parametric model. The second observable implication is also considered.</text:p>
      <text:h text:style-name="Heading_20_2" text:outline-level="2">Estimating the Effect of Mass Media Density Before and After the Threshold of Mass Communications</text:h>
      <text:p text:style-name="First_20_paragraph">Table 1 shows coefficients and standard errors from several logistic regressions modeling the determinants of civil war onset, with adjustment for rare-events (Gary King and Zeng 2001).<text:note text:id="ftn6" text:note-class="footnote"><text:note-citation>7</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63 (3.47%) in the subset of low-MDI country years.</text:p></text:note-body></text:note></text:p>
      <text:p text:style-name="Text_20_body"><draw:frame draw:name="img4" svg:width="0pt" svg:height="0pt"><draw:image xlink:href="Pictures/3.pdf" xlink:type="simple" xlink:show="embed" xlink:actuate="onLoad"/></draw:frame></text:p>
      <text:p text:style-name="Text_20_body"><draw:frame draw:name="img5" svg:width="0pt" svg:height="0pt"><draw:image xlink:href="Pictures/4.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p text:style-name="Text_20_body">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 represent 95% confidence bands. <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Fox, John. 2002. “Nonparametric Regression.” In <text:span text:style-name="T160">An</text:span><text:span text:style-name="T161"> </text:span><text:span text:style-name="T162">R</text:span><text:span text:style-name="T163"> </text:span><text:span text:style-name="T164">and</text:span><text:span text:style-name="T165"> </text:span><text:span text:style-name="T166">S</text:span><text:span text:style-name="T167">-</text:span><text:span text:style-name="T168">Plus</text:span><text:span text:style-name="T169"> </text:span><text:span text:style-name="T170">Companion</text:span><text:span text:style-name="T171"> </text:span><text:span text:style-name="T172">to</text:span><text:span text:style-name="T173"> </text:span><text:span text:style-name="T174">Applied</text:span><text:span text:style-name="T175"> </text:span><text:span text:style-name="T176">Regression</text:span>, Thousand Oaks, CA. <text:a xlink:type="simple" xlink:href="http://cran.r-project.org/doc/contrib/Fox-Companion/appendix-nonparametric-regression.pdf" office:name=""><text:span text:style-name="Definition">http://cran.r-project.org/doc/contrib/Fox-Companion/appendix-nonparametric-regression.pdf</text:span></text:a>.</text:p>
      <text:p text:style-name="Text_20_body">Frölich, Markus. 2006. “Non-Parametric Regression for Binary Dependent Variables.” <text:span text:style-name="T177">Econometrics</text:span><text:span text:style-name="T178"> </text:span><text:span text:style-name="T179">Journal</text:span> 9(3): 511–40. <text:a xlink:type="simple" xlink:href="http://doi.wiley.com/10.1111/j.1368-423X.2006.00196.x" office:name=""><text:span text:style-name="Definition">http://doi.wiley.com/10.1111/j.1368-423X.2006.00196.x</text:span></text:a>.</text:p>
      <text:p text:style-name="Text_20_body">Hintze, Jerry L, and Ray D Nelson. 1998. “Violin Plots: A Box Plot-Density Trace Synergism.” <text:span text:style-name="T180">The</text:span><text:span text:style-name="T181"> </text:span><text:span text:style-name="T182">American</text:span><text:span text:style-name="T183"> </text:span><text:span text:style-name="T184">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85">Journal</text:span><text:span text:style-name="T186"> </text:span><text:span text:style-name="T187">of</text:span><text:span text:style-name="T188"> </text:span><text:span text:style-name="T189">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190">Perspectives</text:span><text:span text:style-name="T191"> </text:span><text:span text:style-name="T192">on</text:span><text:span text:style-name="T193"> </text:span><text:span text:style-name="T194">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195">Designing</text:span><text:span text:style-name="T196"> </text:span><text:span text:style-name="T197">Social</text:span><text:span text:style-name="T198"> </text:span><text:span text:style-name="T199">Inquiry</text:span><text:span text:style-name="T200">:</text:span><text:span text:style-name="T201"> </text:span><text:span text:style-name="T202">Scientific</text:span><text:span text:style-name="T203"> </text:span><text:span text:style-name="T204">Inference</text:span><text:span text:style-name="T205"> </text:span><text:span text:style-name="T206">in</text:span><text:span text:style-name="T207"> </text:span><text:span text:style-name="T208">Qualitative</text:span><text:span text:style-name="T209"> </text:span><text:span text:style-name="T210">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211">Political</text:span><text:span text:style-name="T212"> </text:span><text:span text:style-name="T213">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214">Journal</text:span><text:span text:style-name="T215"> </text:span><text:span text:style-name="T216">of</text:span><text:span text:style-name="T217"> </text:span><text:span text:style-name="T218">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219">Journal</text:span><text:span text:style-name="T220"> </text:span><text:span text:style-name="T221">of</text:span><text:span text:style-name="T222"> </text:span><text:span text:style-name="T223">Conflict</text:span><text:span text:style-name="T224"> </text:span><text:span text:style-name="T225">Resolution</text:span> 48(6): 814–58. <text:a xlink:type="simple" xlink:href="http://jcr.sagepub.com/cgi/doi/10.1177/0022002704269355" office:name=""><text:span text:style-name="Definition">http://jcr.sagepub.com/cgi/doi/10.1177/002200270426935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